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formula="of:=1.1"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15">
            <text:p>0,15</text:p>
          </table:table-cell>
          <table:table-cell office:value-type="string">
            <text:p>R-up</text:p>
          </table:table-cell>
          <table:table-cell office:value-type="string">
            <text:p>R-down</text:p>
          </table:table-cell>
          <table:table-cell office:value-type="string">
            <text:p>V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R-up</text:p>
          </table:table-cell>
          <table:table-cell office:value-type="string">
            <text:p>R-down</text:p>
          </table:table-cell>
          <table:table-cell office:value-type="string">
            <text:p>V</text:p>
          </table:table-cell>
        </table:table-row>
        <table:table-row table:style-name="ro2">
          <table:table-cell table:number-columns-repeated="7" office:value-type="float" office:value="0">
            <text:p>0</text:p>
          </table:table-cell>
          <table:table-cell table:formula="of:=1/([.A2]/[.A$1]+[.B2]/[.B$1]+[.C2]/[.C$1]+[.D2]/[.D$1]+[.E2]/[.E$1]+[.F2]/[.F$1]+1E-015)" office:value-type="float" office:value="1E+015">
            <text:p>1000000000000000</text:p>
          </table:table-cell>
          <table:table-cell table:formula="of:=1/((1-[.A2])/[.A$1]+(1-[.B2])/[.B$1]+(1-[.C2])/[.C$1]+(1-[.D2])/[.D$1]+(1-[.E2])/[.E$1]+(1-[.F2])/[.F$1]+1/[.G$1])" office:value-type="float" office:value="0.105116464264384">
            <text:p>0,1051164643</text:p>
          </table:table-cell>
          <table:table-cell table:formula="of:=3.3*([.I2]/([.I2]+[.H2]))" office:value-type="float" office:value="3.46884332072467E-016">
            <text:p>3,46884332072467E-016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1/([.A3]/[.A$1]+[.B3]/[.B$1]+[.C3]/[.C$1]+[.D3]/[.D$1]+[.E3]/[.E$1]+[.F3]/[.F$1])" office:value-type="float" office:value="1.1">
            <text:p>1,1</text:p>
          </table:table-cell>
          <table:table-cell table:formula="of:=1/((1-[.A3])/[.A$1]+(1-[.B3])/[.B$1]+(1-[.C3])/[.C$1]+(1-[.D3])/[.D$1]+(1-[.E3])/[.E$1]+(1-[.F3])/[.F$1]+1/[.G$1])" office:value-type="float" office:value="0.116222760290557">
            <text:p>0,1162227603</text:p>
          </table:table-cell>
          <table:table-cell table:formula="of:=3.3*([.I3]/([.I3]+[.H3]))" office:value-type="float" office:value="0.315349392793151">
            <text:p>0,3153493928</text:p>
          </table:table-cell>
          <table:table-cell table:number-columns-repeated="2"/>
          <table:table-cell table:formula="of:=1/([.B3]/[.B$1]+[.C3]/[.C$1]+[.D3]/[.D$1]+[.E3]/[.E$1]+[.F3]/[.F$1]+0.000000000001)" office:value-type="float" office:value="1000000000000">
            <text:p>1000000000000</text:p>
          </table:table-cell>
          <table:table-cell table:formula="of:=1/((1-[.B3])/[.B$1]+(1-[.C3])/[.C$1]+(1-[.D3])/[.D$1]+(1-[.E3])/[.E$1]+(1-[.F3])/[.F$1]+1/[.L$1])" office:value-type="float" office:value="0.116222760290557">
            <text:p>0,1162227603</text:p>
          </table:table-cell>
          <table:table-cell table:formula="of:=3.3*([.N3]/([.N3]+[.M3]))" office:value-type="float" office:value="0.000000000000383535108958793">
            <text:p>3,83535108958793E-01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4]/[.A$1]+[.B4]/[.B$1]+[.C4]/[.C$1]+[.D4]/[.D$1]+[.E4]/[.E$1]+[.F4]/[.F$1])" office:value-type="float" office:value="1.02923976608187">
            <text:p>1,0292397661</text:p>
          </table:table-cell>
          <table:table-cell table:formula="of:=1/((1-[.A4])/[.A$1]+(1-[.B4])/[.B$1]+(1-[.C4])/[.C$1]+(1-[.D4])/[.D$1]+(1-[.E4])/[.E$1]+(1-[.F4])/[.F$1]+1/[.G$1])" office:value-type="float" office:value="0.117073170731707">
            <text:p>0,1170731707</text:p>
          </table:table-cell>
          <table:table-cell table:formula="of:=3.3*([.I4]/([.I4]+[.H4]))" office:value-type="float" office:value="0.337029663547681">
            <text:p>0,3370296635</text:p>
          </table:table-cell>
          <table:table-cell table:number-columns-repeated="2"/>
          <table:table-cell table:formula="of:=1/([.B4]/[.B$1]+[.C4]/[.C$1]+[.D4]/[.D$1]+[.E4]/[.E$1]+[.F4]/[.F$1])" office:value-type="float" office:value="16">
            <text:p>16</text:p>
          </table:table-cell>
          <table:table-cell table:formula="of:=1/((1-[.B4])/[.B$1]+(1-[.C4])/[.C$1]+(1-[.D4])/[.D$1]+(1-[.E4])/[.E$1]+(1-[.F4])/[.F$1]+1/[.L$1])" office:value-type="float" office:value="0.117073170731707">
            <text:p>0,1170731707</text:p>
          </table:table-cell>
          <table:table-cell table:formula="of:=3.3*([.N4]/([.N4]+[.M4]))" office:value-type="float" office:value="0.0239709443099274">
            <text:p>0,023970944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5]/[.A$1]+[.B5]/[.B$1]+[.C5]/[.C$1]+[.D5]/[.D$1]+[.E5]/[.E$1]+[.F5]/[.F$1])" office:value-type="float" office:value="0.967032967032967">
            <text:p>0,967032967</text:p>
          </table:table-cell>
          <table:table-cell table:formula="of:=1/((1-[.A5])/[.A$1]+(1-[.B5])/[.B$1]+(1-[.C5])/[.C$1]+(1-[.D5])/[.D$1]+(1-[.E5])/[.E$1]+(1-[.F5])/[.F$1]+1/[.G$1])" office:value-type="float" office:value="0.117936117936118">
            <text:p>0,1179361179</text:p>
          </table:table-cell>
          <table:table-cell table:formula="of:=3.3*([.I5]/([.I5]+[.H5]))" office:value-type="float" office:value="0.35870993430221">
            <text:p>0,3587099343</text:p>
          </table:table-cell>
          <table:table-cell table:number-columns-repeated="2"/>
          <table:table-cell table:formula="of:=1/([.B5]/[.B$1]+[.C5]/[.C$1]+[.D5]/[.D$1]+[.E5]/[.E$1]+[.F5]/[.F$1])" office:value-type="float" office:value="8">
            <text:p>8</text:p>
          </table:table-cell>
          <table:table-cell table:formula="of:=1/((1-[.B5])/[.B$1]+(1-[.C5])/[.C$1]+(1-[.D5])/[.D$1]+(1-[.E5])/[.E$1]+(1-[.F5])/[.F$1]+1/[.L$1])" office:value-type="float" office:value="0.117936117936118">
            <text:p>0,1179361179</text:p>
          </table:table-cell>
          <table:table-cell table:formula="of:=3.3*([.N5]/([.N5]+[.M5]))" office:value-type="float" office:value="0.0479418886198547">
            <text:p>0,047941888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6]/[.A$1]+[.B6]/[.B$1]+[.C6]/[.C$1]+[.D6]/[.D$1]+[.E6]/[.E$1]+[.F6]/[.F$1])" office:value-type="float" office:value="0.911917098445596">
            <text:p>0,9119170984</text:p>
          </table:table-cell>
          <table:table-cell table:formula="of:=1/((1-[.A6])/[.A$1]+(1-[.B6])/[.B$1]+(1-[.C6])/[.C$1]+(1-[.D6])/[.D$1]+(1-[.E6])/[.E$1]+(1-[.F6])/[.F$1]+1/[.G$1])" office:value-type="float" office:value="0.118811881188119">
            <text:p>0,1188118812</text:p>
          </table:table-cell>
          <table:table-cell table:formula="of:=3.3*([.I6]/([.I6]+[.H6]))" office:value-type="float" office:value="0.380390205056739">
            <text:p>0,3803902051</text:p>
          </table:table-cell>
          <table:table-cell table:number-columns-repeated="2"/>
          <table:table-cell table:formula="of:=1/([.B6]/[.B$1]+[.C6]/[.C$1]+[.D6]/[.D$1]+[.E6]/[.E$1]+[.F6]/[.F$1])" office:value-type="float" office:value="5.33333333333333">
            <text:p>5,3333333333</text:p>
          </table:table-cell>
          <table:table-cell table:formula="of:=1/((1-[.B6])/[.B$1]+(1-[.C6])/[.C$1]+(1-[.D6])/[.D$1]+(1-[.E6])/[.E$1]+(1-[.F6])/[.F$1]+1/[.L$1])" office:value-type="float" office:value="0.118811881188119">
            <text:p>0,1188118812</text:p>
          </table:table-cell>
          <table:table-cell table:formula="of:=3.3*([.N6]/([.N6]+[.M6]))" office:value-type="float" office:value="0.0719128329297821">
            <text:p>0,071912832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1/([.A7]/[.A$1]+[.B7]/[.B$1]+[.C7]/[.C$1]+[.D7]/[.D$1]+[.E7]/[.E$1]+[.F7]/[.F$1])" office:value-type="float" office:value="0.862745098039216">
            <text:p>0,862745098</text:p>
          </table:table-cell>
          <table:table-cell table:formula="of:=1/((1-[.A7])/[.A$1]+(1-[.B7])/[.B$1]+(1-[.C7])/[.C$1]+(1-[.D7])/[.D$1]+(1-[.E7])/[.E$1]+(1-[.F7])/[.F$1]+1/[.G$1])" office:value-type="float" office:value="0.119700748129676">
            <text:p>0,1197007481</text:p>
          </table:table-cell>
          <table:table-cell table:formula="of:=3.3*([.I7]/([.I7]+[.H7]))" office:value-type="float" office:value="0.402070475811268">
            <text:p>0,4020704758</text:p>
          </table:table-cell>
          <table:table-cell table:number-columns-repeated="2"/>
          <table:table-cell table:formula="of:=1/([.B7]/[.B$1]+[.C7]/[.C$1]+[.D7]/[.D$1]+[.E7]/[.E$1]+[.F7]/[.F$1])" office:value-type="float" office:value="4">
            <text:p>4</text:p>
          </table:table-cell>
          <table:table-cell table:formula="of:=1/((1-[.B7])/[.B$1]+(1-[.C7])/[.C$1]+(1-[.D7])/[.D$1]+(1-[.E7])/[.E$1]+(1-[.F7])/[.F$1]+1/[.L$1])" office:value-type="float" office:value="0.119700748129676">
            <text:p>0,1197007481</text:p>
          </table:table-cell>
          <table:table-cell table:formula="of:=3.3*([.N7]/([.N7]+[.M7]))" office:value-type="float" office:value="0.0958837772397094">
            <text:p>0,095883777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8]/[.A$1]+[.B8]/[.B$1]+[.C8]/[.C$1]+[.D8]/[.D$1]+[.E8]/[.E$1]+[.F8]/[.F$1])" office:value-type="float" office:value="0.818604651162791">
            <text:p>0,8186046512</text:p>
          </table:table-cell>
          <table:table-cell table:formula="of:=1/((1-[.A8])/[.A$1]+(1-[.B8])/[.B$1]+(1-[.C8])/[.C$1]+(1-[.D8])/[.D$1]+(1-[.E8])/[.E$1]+(1-[.F8])/[.F$1]+1/[.G$1])" office:value-type="float" office:value="0.120603015075377">
            <text:p>0,1206030151</text:p>
          </table:table-cell>
          <table:table-cell table:formula="of:=3.3*([.I8]/([.I8]+[.H8]))" office:value-type="float" office:value="0.423750746565797">
            <text:p>0,4237507466</text:p>
          </table:table-cell>
          <table:table-cell table:number-columns-repeated="2"/>
          <table:table-cell table:formula="of:=1/([.B8]/[.B$1]+[.C8]/[.C$1]+[.D8]/[.D$1]+[.E8]/[.E$1]+[.F8]/[.F$1])" office:value-type="float" office:value="3.2">
            <text:p>3,2</text:p>
          </table:table-cell>
          <table:table-cell table:formula="of:=1/((1-[.B8])/[.B$1]+(1-[.C8])/[.C$1]+(1-[.D8])/[.D$1]+(1-[.E8])/[.E$1]+(1-[.F8])/[.F$1]+1/[.L$1])" office:value-type="float" office:value="0.120603015075377">
            <text:p>0,1206030151</text:p>
          </table:table-cell>
          <table:table-cell table:formula="of:=3.3*([.N8]/([.N8]+[.M8]))" office:value-type="float" office:value="0.119854721549637">
            <text:p>0,11985472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9]/[.A$1]+[.B9]/[.B$1]+[.C9]/[.C$1]+[.D9]/[.D$1]+[.E9]/[.E$1]+[.F9]/[.F$1])" office:value-type="float" office:value="0.778761061946903">
            <text:p>0,7787610619</text:p>
          </table:table-cell>
          <table:table-cell table:formula="of:=1/((1-[.A9])/[.A$1]+(1-[.B9])/[.B$1]+(1-[.C9])/[.C$1]+(1-[.D9])/[.D$1]+(1-[.E9])/[.E$1]+(1-[.F9])/[.F$1]+1/[.G$1])" office:value-type="float" office:value="0.121518987341772">
            <text:p>0,1215189873</text:p>
          </table:table-cell>
          <table:table-cell table:formula="of:=3.3*([.I9]/([.I9]+[.H9]))" office:value-type="float" office:value="0.445431017320326">
            <text:p>0,4454310173</text:p>
          </table:table-cell>
          <table:table-cell table:number-columns-repeated="2"/>
          <table:table-cell table:formula="of:=1/([.B9]/[.B$1]+[.C9]/[.C$1]+[.D9]/[.D$1]+[.E9]/[.E$1]+[.F9]/[.F$1])" office:value-type="float" office:value="2.66666666666667">
            <text:p>2,6666666667</text:p>
          </table:table-cell>
          <table:table-cell table:formula="of:=1/((1-[.B9])/[.B$1]+(1-[.C9])/[.C$1]+(1-[.D9])/[.D$1]+(1-[.E9])/[.E$1]+(1-[.F9])/[.F$1]+1/[.L$1])" office:value-type="float" office:value="0.121518987341772">
            <text:p>0,1215189873</text:p>
          </table:table-cell>
          <table:table-cell table:formula="of:=3.3*([.N9]/([.N9]+[.M9]))" office:value-type="float" office:value="0.143825665859564">
            <text:p>0,143825665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10]/[.A$1]+[.B10]/[.B$1]+[.C10]/[.C$1]+[.D10]/[.D$1]+[.E10]/[.E$1]+[.F10]/[.F$1])" office:value-type="float" office:value="0.742616033755274">
            <text:p>0,7426160338</text:p>
          </table:table-cell>
          <table:table-cell table:formula="of:=1/((1-[.A10])/[.A$1]+(1-[.B10])/[.B$1]+(1-[.C10])/[.C$1]+(1-[.D10])/[.D$1]+(1-[.E10])/[.E$1]+(1-[.F10])/[.F$1]+1/[.G$1])" office:value-type="float" office:value="0.122448979591837">
            <text:p>0,1224489796</text:p>
          </table:table-cell>
          <table:table-cell table:formula="of:=3.3*([.I10]/([.I10]+[.H10]))" office:value-type="float" office:value="0.467111288074856">
            <text:p>0,4671112881</text:p>
          </table:table-cell>
          <table:table-cell table:number-columns-repeated="2"/>
          <table:table-cell table:formula="of:=1/([.B10]/[.B$1]+[.C10]/[.C$1]+[.D10]/[.D$1]+[.E10]/[.E$1]+[.F10]/[.F$1])" office:value-type="float" office:value="2.28571428571429">
            <text:p>2,2857142857</text:p>
          </table:table-cell>
          <table:table-cell table:formula="of:=1/((1-[.B10])/[.B$1]+(1-[.C10])/[.C$1]+(1-[.D10])/[.D$1]+(1-[.E10])/[.E$1]+(1-[.F10])/[.F$1]+1/[.L$1])" office:value-type="float" office:value="0.122448979591837">
            <text:p>0,1224489796</text:p>
          </table:table-cell>
          <table:table-cell table:formula="of:=3.3*([.N10]/([.N10]+[.M10]))" office:value-type="float" office:value="0.167796610169491">
            <text:p>0,167796610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1/([.A11]/[.A$1]+[.B11]/[.B$1]+[.C11]/[.C$1]+[.D11]/[.D$1]+[.E11]/[.E$1]+[.F11]/[.F$1])" office:value-type="float" office:value="0.709677419354839">
            <text:p>0,7096774194</text:p>
          </table:table-cell>
          <table:table-cell table:formula="of:=1/((1-[.A11])/[.A$1]+(1-[.B11])/[.B$1]+(1-[.C11])/[.C$1]+(1-[.D11])/[.D$1]+(1-[.E11])/[.E$1]+(1-[.F11])/[.F$1]+1/[.G$1])" office:value-type="float" office:value="0.123393316195373">
            <text:p>0,1233933162</text:p>
          </table:table-cell>
          <table:table-cell table:formula="of:=3.3*([.I11]/([.I11]+[.H11]))" office:value-type="float" office:value="0.488791558829385">
            <text:p>0,4887915588</text:p>
          </table:table-cell>
          <table:table-cell table:number-columns-repeated="2"/>
          <table:table-cell table:formula="of:=1/([.B11]/[.B$1]+[.C11]/[.C$1]+[.D11]/[.D$1]+[.E11]/[.E$1]+[.F11]/[.F$1])" office:value-type="float" office:value="2">
            <text:p>2</text:p>
          </table:table-cell>
          <table:table-cell table:formula="of:=1/((1-[.B11])/[.B$1]+(1-[.C11])/[.C$1]+(1-[.D11])/[.D$1]+(1-[.E11])/[.E$1]+(1-[.F11])/[.F$1]+1/[.L$1])" office:value-type="float" office:value="0.123393316195373">
            <text:p>0,1233933162</text:p>
          </table:table-cell>
          <table:table-cell table:formula="of:=3.3*([.N11]/([.N11]+[.M11]))" office:value-type="float" office:value="0.191767554479419">
            <text:p>0,19176755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12]/[.A$1]+[.B12]/[.B$1]+[.C12]/[.C$1]+[.D12]/[.D$1]+[.E12]/[.E$1]+[.F12]/[.F$1])" office:value-type="float" office:value="0.67953667953668">
            <text:p>0,6795366795</text:p>
          </table:table-cell>
          <table:table-cell table:formula="of:=1/((1-[.A12])/[.A$1]+(1-[.B12])/[.B$1]+(1-[.C12])/[.C$1]+(1-[.D12])/[.D$1]+(1-[.E12])/[.E$1]+(1-[.F12])/[.F$1]+1/[.G$1])" office:value-type="float" office:value="0.124352331606218">
            <text:p>0,1243523316</text:p>
          </table:table-cell>
          <table:table-cell table:formula="of:=3.3*([.I12]/([.I12]+[.H12]))" office:value-type="float" office:value="0.510471829583914">
            <text:p>0,5104718296</text:p>
          </table:table-cell>
          <table:table-cell table:number-columns-repeated="2"/>
          <table:table-cell table:formula="of:=1/([.B12]/[.B$1]+[.C12]/[.C$1]+[.D12]/[.D$1]+[.E12]/[.E$1]+[.F12]/[.F$1])" office:value-type="float" office:value="1.77777777777778">
            <text:p>1,7777777778</text:p>
          </table:table-cell>
          <table:table-cell table:formula="of:=1/((1-[.B12])/[.B$1]+(1-[.C12])/[.C$1]+(1-[.D12])/[.D$1]+(1-[.E12])/[.E$1]+(1-[.F12])/[.F$1]+1/[.L$1])" office:value-type="float" office:value="0.124352331606218">
            <text:p>0,1243523316</text:p>
          </table:table-cell>
          <table:table-cell table:formula="of:=3.3*([.N12]/([.N12]+[.M12]))" office:value-type="float" office:value="0.215738498789346">
            <text:p>0,21573849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13]/[.A$1]+[.B13]/[.B$1]+[.C13]/[.C$1]+[.D13]/[.D$1]+[.E13]/[.E$1]+[.F13]/[.F$1])" office:value-type="float" office:value="0.651851851851852">
            <text:p>0,6518518519</text:p>
          </table:table-cell>
          <table:table-cell table:formula="of:=1/((1-[.A13])/[.A$1]+(1-[.B13])/[.B$1]+(1-[.C13])/[.C$1]+(1-[.D13])/[.D$1]+(1-[.E13])/[.E$1]+(1-[.F13])/[.F$1]+1/[.G$1])" office:value-type="float" office:value="0.12532637075718">
            <text:p>0,1253263708</text:p>
          </table:table-cell>
          <table:table-cell table:formula="of:=3.3*([.I13]/([.I13]+[.H13]))" office:value-type="float" office:value="0.532152100338443">
            <text:p>0,5321521003</text:p>
          </table:table-cell>
          <table:table-cell table:number-columns-repeated="2"/>
          <table:table-cell table:formula="of:=1/([.B13]/[.B$1]+[.C13]/[.C$1]+[.D13]/[.D$1]+[.E13]/[.E$1]+[.F13]/[.F$1])" office:value-type="float" office:value="1.6">
            <text:p>1,6</text:p>
          </table:table-cell>
          <table:table-cell table:formula="of:=1/((1-[.B13])/[.B$1]+(1-[.C13])/[.C$1]+(1-[.D13])/[.D$1]+(1-[.E13])/[.E$1]+(1-[.F13])/[.F$1]+1/[.L$1])" office:value-type="float" office:value="0.12532637075718">
            <text:p>0,1253263708</text:p>
          </table:table-cell>
          <table:table-cell table:formula="of:=3.3*([.N13]/([.N13]+[.M13]))" office:value-type="float" office:value="0.239709443099274">
            <text:p>0,239709443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14]/[.A$1]+[.B14]/[.B$1]+[.C14]/[.C$1]+[.D14]/[.D$1]+[.E14]/[.E$1]+[.F14]/[.F$1])" office:value-type="float" office:value="0.626334519572954">
            <text:p>0,6263345196</text:p>
          </table:table-cell>
          <table:table-cell table:formula="of:=1/((1-[.A14])/[.A$1]+(1-[.B14])/[.B$1]+(1-[.C14])/[.C$1]+(1-[.D14])/[.D$1]+(1-[.E14])/[.E$1]+(1-[.F14])/[.F$1]+1/[.G$1])" office:value-type="float" office:value="0.126315789473684">
            <text:p>0,1263157895</text:p>
          </table:table-cell>
          <table:table-cell table:formula="of:=3.3*([.I14]/([.I14]+[.H14]))" office:value-type="float" office:value="0.553832371092972">
            <text:p>0,5538323711</text:p>
          </table:table-cell>
          <table:table-cell table:number-columns-repeated="2"/>
          <table:table-cell table:formula="of:=1/([.B14]/[.B$1]+[.C14]/[.C$1]+[.D14]/[.D$1]+[.E14]/[.E$1]+[.F14]/[.F$1])" office:value-type="float" office:value="1.45454545454545">
            <text:p>1,4545454545</text:p>
          </table:table-cell>
          <table:table-cell table:formula="of:=1/((1-[.B14])/[.B$1]+(1-[.C14])/[.C$1]+(1-[.D14])/[.D$1]+(1-[.E14])/[.E$1]+(1-[.F14])/[.F$1]+1/[.L$1])" office:value-type="float" office:value="0.126315789473684">
            <text:p>0,1263157895</text:p>
          </table:table-cell>
          <table:table-cell table:formula="of:=3.3*([.N14]/([.N14]+[.M14]))" office:value-type="float" office:value="0.263680387409201">
            <text:p>0,263680387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1/([.A15]/[.A$1]+[.B15]/[.B$1]+[.C15]/[.C$1]+[.D15]/[.D$1]+[.E15]/[.E$1]+[.F15]/[.F$1])" office:value-type="float" office:value="0.602739726027397">
            <text:p>0,602739726</text:p>
          </table:table-cell>
          <table:table-cell table:formula="of:=1/((1-[.A15])/[.A$1]+(1-[.B15])/[.B$1]+(1-[.C15])/[.C$1]+(1-[.D15])/[.D$1]+(1-[.E15])/[.E$1]+(1-[.F15])/[.F$1]+1/[.G$1])" office:value-type="float" office:value="0.127320954907162">
            <text:p>0,1273209549</text:p>
          </table:table-cell>
          <table:table-cell table:formula="of:=3.3*([.I15]/([.I15]+[.H15]))" office:value-type="float" office:value="0.575512641847501">
            <text:p>0,5755126418</text:p>
          </table:table-cell>
          <table:table-cell table:number-columns-repeated="2"/>
          <table:table-cell table:formula="of:=1/([.B15]/[.B$1]+[.C15]/[.C$1]+[.D15]/[.D$1]+[.E15]/[.E$1]+[.F15]/[.F$1])" office:value-type="float" office:value="1.33333333333333">
            <text:p>1,3333333333</text:p>
          </table:table-cell>
          <table:table-cell table:formula="of:=1/((1-[.B15])/[.B$1]+(1-[.C15])/[.C$1]+(1-[.D15])/[.D$1]+(1-[.E15])/[.E$1]+(1-[.F15])/[.F$1]+1/[.L$1])" office:value-type="float" office:value="0.127320954907162">
            <text:p>0,1273209549</text:p>
          </table:table-cell>
          <table:table-cell table:formula="of:=3.3*([.N15]/([.N15]+[.M15]))" office:value-type="float" office:value="0.287651331719128">
            <text:p>0,28765133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16]/[.A$1]+[.B16]/[.B$1]+[.C16]/[.C$1]+[.D16]/[.D$1]+[.E16]/[.E$1]+[.F16]/[.F$1])" office:value-type="float" office:value="0.580858085808581">
            <text:p>0,5808580858</text:p>
          </table:table-cell>
          <table:table-cell table:formula="of:=1/((1-[.A16])/[.A$1]+(1-[.B16])/[.B$1]+(1-[.C16])/[.C$1]+(1-[.D16])/[.D$1]+(1-[.E16])/[.E$1]+(1-[.F16])/[.F$1]+1/[.G$1])" office:value-type="float" office:value="0.128342245989305">
            <text:p>0,128342246</text:p>
          </table:table-cell>
          <table:table-cell table:formula="of:=3.3*([.I16]/([.I16]+[.H16]))" office:value-type="float" office:value="0.597192912602031">
            <text:p>0,5971929126</text:p>
          </table:table-cell>
          <table:table-cell table:number-columns-repeated="2"/>
          <table:table-cell table:formula="of:=1/([.B16]/[.B$1]+[.C16]/[.C$1]+[.D16]/[.D$1]+[.E16]/[.E$1]+[.F16]/[.F$1])" office:value-type="float" office:value="1.23076923076923">
            <text:p>1,2307692308</text:p>
          </table:table-cell>
          <table:table-cell table:formula="of:=1/((1-[.B16])/[.B$1]+(1-[.C16])/[.C$1]+(1-[.D16])/[.D$1]+(1-[.E16])/[.E$1]+(1-[.F16])/[.F$1]+1/[.L$1])" office:value-type="float" office:value="0.128342245989305">
            <text:p>0,128342246</text:p>
          </table:table-cell>
          <table:table-cell table:formula="of:=3.3*([.N16]/([.N16]+[.M16]))" office:value-type="float" office:value="0.311622276029056">
            <text:p>0,31162227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17]/[.A$1]+[.B17]/[.B$1]+[.C17]/[.C$1]+[.D17]/[.D$1]+[.E17]/[.E$1]+[.F17]/[.F$1])" office:value-type="float" office:value="0.560509554140127">
            <text:p>0,5605095541</text:p>
          </table:table-cell>
          <table:table-cell table:formula="of:=1/((1-[.A17])/[.A$1]+(1-[.B17])/[.B$1]+(1-[.C17])/[.C$1]+(1-[.D17])/[.D$1]+(1-[.E17])/[.E$1]+(1-[.F17])/[.F$1]+1/[.G$1])" office:value-type="float" office:value="0.129380053908356">
            <text:p>0,1293800539</text:p>
          </table:table-cell>
          <table:table-cell table:formula="of:=3.3*([.I17]/([.I17]+[.H17]))" office:value-type="float" office:value="0.61887318335656">
            <text:p>0,6188731834</text:p>
          </table:table-cell>
          <table:table-cell table:number-columns-repeated="2"/>
          <table:table-cell table:formula="of:=1/([.B17]/[.B$1]+[.C17]/[.C$1]+[.D17]/[.D$1]+[.E17]/[.E$1]+[.F17]/[.F$1])" office:value-type="float" office:value="1.14285714285714">
            <text:p>1,1428571429</text:p>
          </table:table-cell>
          <table:table-cell table:formula="of:=1/((1-[.B17])/[.B$1]+(1-[.C17])/[.C$1]+(1-[.D17])/[.D$1]+(1-[.E17])/[.E$1]+(1-[.F17])/[.F$1]+1/[.L$1])" office:value-type="float" office:value="0.129380053908356">
            <text:p>0,1293800539</text:p>
          </table:table-cell>
          <table:table-cell table:formula="of:=3.3*([.N17]/([.N17]+[.M17]))" office:value-type="float" office:value="0.335593220338983">
            <text:p>0,33559322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18]/[.A$1]+[.B18]/[.B$1]+[.C18]/[.C$1]+[.D18]/[.D$1]+[.E18]/[.E$1]+[.F18]/[.F$1])" office:value-type="float" office:value="0.541538461538462">
            <text:p>0,5415384615</text:p>
          </table:table-cell>
          <table:table-cell table:formula="of:=1/((1-[.A18])/[.A$1]+(1-[.B18])/[.B$1]+(1-[.C18])/[.C$1]+(1-[.D18])/[.D$1]+(1-[.E18])/[.E$1]+(1-[.F18])/[.F$1]+1/[.G$1])" office:value-type="float" office:value="0.130434782608696">
            <text:p>0,1304347826</text:p>
          </table:table-cell>
          <table:table-cell table:formula="of:=3.3*([.I18]/([.I18]+[.H18]))" office:value-type="float" office:value="0.640553454111089">
            <text:p>0,6405534541</text:p>
          </table:table-cell>
          <table:table-cell table:number-columns-repeated="2"/>
          <table:table-cell table:formula="of:=1/([.B18]/[.B$1]+[.C18]/[.C$1]+[.D18]/[.D$1]+[.E18]/[.E$1]+[.F18]/[.F$1])" office:value-type="float" office:value="1.06666666666667">
            <text:p>1,0666666667</text:p>
          </table:table-cell>
          <table:table-cell table:formula="of:=1/((1-[.B18])/[.B$1]+(1-[.C18])/[.C$1]+(1-[.D18])/[.D$1]+(1-[.E18])/[.E$1]+(1-[.F18])/[.F$1]+1/[.L$1])" office:value-type="float" office:value="0.130434782608696">
            <text:p>0,1304347826</text:p>
          </table:table-cell>
          <table:table-cell table:formula="of:=3.3*([.N18]/([.N18]+[.M18]))" office:value-type="float" office:value="0.35956416464891">
            <text:p>0,359564164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1/([.A19]/[.A$1]+[.B19]/[.B$1]+[.C19]/[.C$1]+[.D19]/[.D$1]+[.E19]/[.E$1]+[.F19]/[.F$1])" office:value-type="float" office:value="0.523809523809524">
            <text:p>0,5238095238</text:p>
          </table:table-cell>
          <table:table-cell table:formula="of:=1/((1-[.A19])/[.A$1]+(1-[.B19])/[.B$1]+(1-[.C19])/[.C$1]+(1-[.D19])/[.D$1]+(1-[.E19])/[.E$1]+(1-[.F19])/[.F$1]+1/[.G$1])" office:value-type="float" office:value="0.131506849315068">
            <text:p>0,1315068493</text:p>
          </table:table-cell>
          <table:table-cell table:formula="of:=3.3*([.I19]/([.I19]+[.H19]))" office:value-type="float" office:value="0.662233724865618">
            <text:p>0,6622337249</text:p>
          </table:table-cell>
          <table:table-cell table:number-columns-repeated="2"/>
          <table:table-cell table:formula="of:=1/([.B19]/[.B$1]+[.C19]/[.C$1]+[.D19]/[.D$1]+[.E19]/[.E$1]+[.F19]/[.F$1])" office:value-type="float" office:value="1">
            <text:p>1</text:p>
          </table:table-cell>
          <table:table-cell table:formula="of:=1/((1-[.B19])/[.B$1]+(1-[.C19])/[.C$1]+(1-[.D19])/[.D$1]+(1-[.E19])/[.E$1]+(1-[.F19])/[.F$1]+1/[.L$1])" office:value-type="float" office:value="0.131506849315068">
            <text:p>0,1315068493</text:p>
          </table:table-cell>
          <table:table-cell table:formula="of:=3.3*([.N19]/([.N19]+[.M19]))" office:value-type="float" office:value="0.383535108958838">
            <text:p>0,383535109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20]/[.A$1]+[.B20]/[.B$1]+[.C20]/[.C$1]+[.D20]/[.D$1]+[.E20]/[.E$1]+[.F20]/[.F$1])" office:value-type="float" office:value="0.507204610951009">
            <text:p>0,507204611</text:p>
          </table:table-cell>
          <table:table-cell table:formula="of:=1/((1-[.A20])/[.A$1]+(1-[.B20])/[.B$1]+(1-[.C20])/[.C$1]+(1-[.D20])/[.D$1]+(1-[.E20])/[.E$1]+(1-[.F20])/[.F$1]+1/[.G$1])" office:value-type="float" office:value="0.132596685082873">
            <text:p>0,1325966851</text:p>
          </table:table-cell>
          <table:table-cell table:formula="of:=3.3*([.I20]/([.I20]+[.H20]))" office:value-type="float" office:value="0.683913995620147">
            <text:p>0,6839139956</text:p>
          </table:table-cell>
          <table:table-cell table:number-columns-repeated="2"/>
          <table:table-cell table:formula="of:=1/([.B20]/[.B$1]+[.C20]/[.C$1]+[.D20]/[.D$1]+[.E20]/[.E$1]+[.F20]/[.F$1])" office:value-type="float" office:value="0.941176470588235">
            <text:p>0,9411764706</text:p>
          </table:table-cell>
          <table:table-cell table:formula="of:=1/((1-[.B20])/[.B$1]+(1-[.C20])/[.C$1]+(1-[.D20])/[.D$1]+(1-[.E20])/[.E$1]+(1-[.F20])/[.F$1]+1/[.L$1])" office:value-type="float" office:value="0.132596685082873">
            <text:p>0,1325966851</text:p>
          </table:table-cell>
          <table:table-cell table:formula="of:=3.3*([.N20]/([.N20]+[.M20]))" office:value-type="float" office:value="0.407506053268765">
            <text:p>0,407506053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21]/[.A$1]+[.B21]/[.B$1]+[.C21]/[.C$1]+[.D21]/[.D$1]+[.E21]/[.E$1]+[.F21]/[.F$1])" office:value-type="float" office:value="0.491620111731844">
            <text:p>0,4916201117</text:p>
          </table:table-cell>
          <table:table-cell table:formula="of:=1/((1-[.A21])/[.A$1]+(1-[.B21])/[.B$1]+(1-[.C21])/[.C$1]+(1-[.D21])/[.D$1]+(1-[.E21])/[.E$1]+(1-[.F21])/[.F$1]+1/[.G$1])" office:value-type="float" office:value="0.133704735376045">
            <text:p>0,1337047354</text:p>
          </table:table-cell>
          <table:table-cell table:formula="of:=3.3*([.I21]/([.I21]+[.H21]))" office:value-type="float" office:value="0.705594266374676">
            <text:p>0,7055942664</text:p>
          </table:table-cell>
          <table:table-cell table:number-columns-repeated="2"/>
          <table:table-cell table:formula="of:=1/([.B21]/[.B$1]+[.C21]/[.C$1]+[.D21]/[.D$1]+[.E21]/[.E$1]+[.F21]/[.F$1])" office:value-type="float" office:value="0.888888888888889">
            <text:p>0,8888888889</text:p>
          </table:table-cell>
          <table:table-cell table:formula="of:=1/((1-[.B21])/[.B$1]+(1-[.C21])/[.C$1]+(1-[.D21])/[.D$1]+(1-[.E21])/[.E$1]+(1-[.F21])/[.F$1]+1/[.L$1])" office:value-type="float" office:value="0.133704735376045">
            <text:p>0,1337047354</text:p>
          </table:table-cell>
          <table:table-cell table:formula="of:=3.3*([.N21]/([.N21]+[.M21]))" office:value-type="float" office:value="0.431476997578693">
            <text:p>0,431476997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22]/[.A$1]+[.B22]/[.B$1]+[.C22]/[.C$1]+[.D22]/[.D$1]+[.E22]/[.E$1]+[.F22]/[.F$1])" office:value-type="float" office:value="0.476964769647696">
            <text:p>0,4769647696</text:p>
          </table:table-cell>
          <table:table-cell table:formula="of:=1/((1-[.A22])/[.A$1]+(1-[.B22])/[.B$1]+(1-[.C22])/[.C$1]+(1-[.D22])/[.D$1]+(1-[.E22])/[.E$1]+(1-[.F22])/[.F$1]+1/[.G$1])" office:value-type="float" office:value="0.134831460674157">
            <text:p>0,1348314607</text:p>
          </table:table-cell>
          <table:table-cell table:formula="of:=3.3*([.I22]/([.I22]+[.H22]))" office:value-type="float" office:value="0.727274537129206">
            <text:p>0,7272745371</text:p>
          </table:table-cell>
          <table:table-cell table:number-columns-repeated="2"/>
          <table:table-cell table:formula="of:=1/([.B22]/[.B$1]+[.C22]/[.C$1]+[.D22]/[.D$1]+[.E22]/[.E$1]+[.F22]/[.F$1])" office:value-type="float" office:value="0.842105263157895">
            <text:p>0,8421052632</text:p>
          </table:table-cell>
          <table:table-cell table:formula="of:=1/((1-[.B22])/[.B$1]+(1-[.C22])/[.C$1]+(1-[.D22])/[.D$1]+(1-[.E22])/[.E$1]+(1-[.F22])/[.F$1]+1/[.L$1])" office:value-type="float" office:value="0.134831460674157">
            <text:p>0,1348314607</text:p>
          </table:table-cell>
          <table:table-cell table:formula="of:=3.3*([.N22]/([.N22]+[.M22]))" office:value-type="float" office:value="0.45544794188862">
            <text:p>0,4554479419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1/([.A23]/[.A$1]+[.B23]/[.B$1]+[.C23]/[.C$1]+[.D23]/[.D$1]+[.E23]/[.E$1]+[.F23]/[.F$1])" office:value-type="float" office:value="0.463157894736842">
            <text:p>0,4631578947</text:p>
          </table:table-cell>
          <table:table-cell table:formula="of:=1/((1-[.A23])/[.A$1]+(1-[.B23])/[.B$1]+(1-[.C23])/[.C$1]+(1-[.D23])/[.D$1]+(1-[.E23])/[.E$1]+(1-[.F23])/[.F$1]+1/[.G$1])" office:value-type="float" office:value="0.135977337110482">
            <text:p>0,1359773371</text:p>
          </table:table-cell>
          <table:table-cell table:formula="of:=3.3*([.I23]/([.I23]+[.H23]))" office:value-type="float" office:value="0.748954807883735">
            <text:p>0,7489548079</text:p>
          </table:table-cell>
          <table:table-cell table:number-columns-repeated="2"/>
          <table:table-cell table:formula="of:=1/([.B23]/[.B$1]+[.C23]/[.C$1]+[.D23]/[.D$1]+[.E23]/[.E$1]+[.F23]/[.F$1])" office:value-type="float" office:value="0.8">
            <text:p>0,8</text:p>
          </table:table-cell>
          <table:table-cell table:formula="of:=1/((1-[.B23])/[.B$1]+(1-[.C23])/[.C$1]+(1-[.D23])/[.D$1]+(1-[.E23])/[.E$1]+(1-[.F23])/[.F$1]+1/[.L$1])" office:value-type="float" office:value="0.135977337110482">
            <text:p>0,1359773371</text:p>
          </table:table-cell>
          <table:table-cell table:formula="of:=3.3*([.N23]/([.N23]+[.M23]))" office:value-type="float" office:value="0.479418886198547">
            <text:p>0,479418886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24]/[.A$1]+[.B24]/[.B$1]+[.C24]/[.C$1]+[.D24]/[.D$1]+[.E24]/[.E$1]+[.F24]/[.F$1])" office:value-type="float" office:value="0.450127877237852">
            <text:p>0,4501278772</text:p>
          </table:table-cell>
          <table:table-cell table:formula="of:=1/((1-[.A24])/[.A$1]+(1-[.B24])/[.B$1]+(1-[.C24])/[.C$1]+(1-[.D24])/[.D$1]+(1-[.E24])/[.E$1]+(1-[.F24])/[.F$1]+1/[.G$1])" office:value-type="float" office:value="0.137142857142857">
            <text:p>0,1371428571</text:p>
          </table:table-cell>
          <table:table-cell table:formula="of:=3.3*([.I24]/([.I24]+[.H24]))" office:value-type="float" office:value="0.770635078638264">
            <text:p>0,7706350786</text:p>
          </table:table-cell>
          <table:table-cell table:number-columns-repeated="2"/>
          <table:table-cell table:formula="of:=1/([.B24]/[.B$1]+[.C24]/[.C$1]+[.D24]/[.D$1]+[.E24]/[.E$1]+[.F24]/[.F$1])" office:value-type="float" office:value="0.761904761904762">
            <text:p>0,7619047619</text:p>
          </table:table-cell>
          <table:table-cell table:formula="of:=1/((1-[.B24])/[.B$1]+(1-[.C24])/[.C$1]+(1-[.D24])/[.D$1]+(1-[.E24])/[.E$1]+(1-[.F24])/[.F$1]+1/[.L$1])" office:value-type="float" office:value="0.137142857142857">
            <text:p>0,1371428571</text:p>
          </table:table-cell>
          <table:table-cell table:formula="of:=3.3*([.N24]/([.N24]+[.M24]))" office:value-type="float" office:value="0.503389830508475">
            <text:p>0,503389830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25]/[.A$1]+[.B25]/[.B$1]+[.C25]/[.C$1]+[.D25]/[.D$1]+[.E25]/[.E$1]+[.F25]/[.F$1])" office:value-type="float" office:value="0.437810945273632">
            <text:p>0,4378109453</text:p>
          </table:table-cell>
          <table:table-cell table:formula="of:=1/((1-[.A25])/[.A$1]+(1-[.B25])/[.B$1]+(1-[.C25])/[.C$1]+(1-[.D25])/[.D$1]+(1-[.E25])/[.E$1]+(1-[.F25])/[.F$1]+1/[.G$1])" office:value-type="float" office:value="0.138328530259366">
            <text:p>0,1383285303</text:p>
          </table:table-cell>
          <table:table-cell table:formula="of:=3.3*([.I25]/([.I25]+[.H25]))" office:value-type="float" office:value="0.792315349392793">
            <text:p>0,7923153494</text:p>
          </table:table-cell>
          <table:table-cell table:number-columns-repeated="2"/>
          <table:table-cell table:formula="of:=1/([.B25]/[.B$1]+[.C25]/[.C$1]+[.D25]/[.D$1]+[.E25]/[.E$1]+[.F25]/[.F$1])" office:value-type="float" office:value="0.727272727272727">
            <text:p>0,7272727273</text:p>
          </table:table-cell>
          <table:table-cell table:formula="of:=1/((1-[.B25])/[.B$1]+(1-[.C25])/[.C$1]+(1-[.D25])/[.D$1]+(1-[.E25])/[.E$1]+(1-[.F25])/[.F$1]+1/[.L$1])" office:value-type="float" office:value="0.138328530259366">
            <text:p>0,1383285303</text:p>
          </table:table-cell>
          <table:table-cell table:formula="of:=3.3*([.N25]/([.N25]+[.M25]))" office:value-type="float" office:value="0.527360774818402">
            <text:p>0,5273607748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26]/[.A$1]+[.B26]/[.B$1]+[.C26]/[.C$1]+[.D26]/[.D$1]+[.E26]/[.E$1]+[.F26]/[.F$1])" office:value-type="float" office:value="0.426150121065375">
            <text:p>0,4261501211</text:p>
          </table:table-cell>
          <table:table-cell table:formula="of:=1/((1-[.A26])/[.A$1]+(1-[.B26])/[.B$1]+(1-[.C26])/[.C$1]+(1-[.D26])/[.D$1]+(1-[.E26])/[.E$1]+(1-[.F26])/[.F$1]+1/[.G$1])" office:value-type="float" office:value="0.13953488372093">
            <text:p>0,1395348837</text:p>
          </table:table-cell>
          <table:table-cell table:formula="of:=3.3*([.I26]/([.I26]+[.H26]))" office:value-type="float" office:value="0.813995620147322">
            <text:p>0,8139956201</text:p>
          </table:table-cell>
          <table:table-cell table:number-columns-repeated="2"/>
          <table:table-cell table:formula="of:=1/([.B26]/[.B$1]+[.C26]/[.C$1]+[.D26]/[.D$1]+[.E26]/[.E$1]+[.F26]/[.F$1])" office:value-type="float" office:value="0.695652173913043">
            <text:p>0,6956521739</text:p>
          </table:table-cell>
          <table:table-cell table:formula="of:=1/((1-[.B26])/[.B$1]+(1-[.C26])/[.C$1]+(1-[.D26])/[.D$1]+(1-[.E26])/[.E$1]+(1-[.F26])/[.F$1]+1/[.L$1])" office:value-type="float" office:value="0.13953488372093">
            <text:p>0,1395348837</text:p>
          </table:table-cell>
          <table:table-cell table:formula="of:=3.3*([.N26]/([.N26]+[.M26]))" office:value-type="float" office:value="0.551331719128329">
            <text:p>0,5513317191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1/([.A27]/[.A$1]+[.B27]/[.B$1]+[.C27]/[.C$1]+[.D27]/[.D$1]+[.E27]/[.E$1]+[.F27]/[.F$1])" office:value-type="float" office:value="0.415094339622641">
            <text:p>0,4150943396</text:p>
          </table:table-cell>
          <table:table-cell table:formula="of:=1/((1-[.A27])/[.A$1]+(1-[.B27])/[.B$1]+(1-[.C27])/[.C$1]+(1-[.D27])/[.D$1]+(1-[.E27])/[.E$1]+(1-[.F27])/[.F$1]+1/[.G$1])" office:value-type="float" office:value="0.140762463343109">
            <text:p>0,1407624633</text:p>
          </table:table-cell>
          <table:table-cell table:formula="of:=3.3*([.I27]/([.I27]+[.H27]))" office:value-type="float" office:value="0.835675890901851">
            <text:p>0,8356758909</text:p>
          </table:table-cell>
          <table:table-cell table:number-columns-repeated="2"/>
          <table:table-cell table:formula="of:=1/([.B27]/[.B$1]+[.C27]/[.C$1]+[.D27]/[.D$1]+[.E27]/[.E$1]+[.F27]/[.F$1])" office:value-type="float" office:value="0.666666666666667">
            <text:p>0,6666666667</text:p>
          </table:table-cell>
          <table:table-cell table:formula="of:=1/((1-[.B27])/[.B$1]+(1-[.C27])/[.C$1]+(1-[.D27])/[.D$1]+(1-[.E27])/[.E$1]+(1-[.F27])/[.F$1]+1/[.L$1])" office:value-type="float" office:value="0.140762463343109">
            <text:p>0,1407624633</text:p>
          </table:table-cell>
          <table:table-cell table:formula="of:=3.3*([.N27]/([.N27]+[.M27]))" office:value-type="float" office:value="0.575302663438257">
            <text:p>0,5753026634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28]/[.A$1]+[.B28]/[.B$1]+[.C28]/[.C$1]+[.D28]/[.D$1]+[.E28]/[.E$1]+[.F28]/[.F$1])" office:value-type="float" office:value="0.404597701149425">
            <text:p>0,4045977011</text:p>
          </table:table-cell>
          <table:table-cell table:formula="of:=1/((1-[.A28])/[.A$1]+(1-[.B28])/[.B$1]+(1-[.C28])/[.C$1]+(1-[.D28])/[.D$1]+(1-[.E28])/[.E$1]+(1-[.F28])/[.F$1]+1/[.G$1])" office:value-type="float" office:value="0.142011834319527">
            <text:p>0,1420118343</text:p>
          </table:table-cell>
          <table:table-cell table:formula="of:=3.3*([.I28]/([.I28]+[.H28]))" office:value-type="float" office:value="0.857356161656381">
            <text:p>0,8573561617</text:p>
          </table:table-cell>
          <table:table-cell table:number-columns-repeated="2"/>
          <table:table-cell table:formula="of:=1/([.B28]/[.B$1]+[.C28]/[.C$1]+[.D28]/[.D$1]+[.E28]/[.E$1]+[.F28]/[.F$1])" office:value-type="float" office:value="0.64">
            <text:p>0,64</text:p>
          </table:table-cell>
          <table:table-cell table:formula="of:=1/((1-[.B28])/[.B$1]+(1-[.C28])/[.C$1]+(1-[.D28])/[.D$1]+(1-[.E28])/[.E$1]+(1-[.F28])/[.F$1]+1/[.L$1])" office:value-type="float" office:value="0.142011834319527">
            <text:p>0,1420118343</text:p>
          </table:table-cell>
          <table:table-cell table:formula="of:=3.3*([.N28]/([.N28]+[.M28]))" office:value-type="float" office:value="0.599273607748184">
            <text:p>0,5992736077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29]/[.A$1]+[.B29]/[.B$1]+[.C29]/[.C$1]+[.D29]/[.D$1]+[.E29]/[.E$1]+[.F29]/[.F$1])" office:value-type="float" office:value="0.394618834080717">
            <text:p>0,3946188341</text:p>
          </table:table-cell>
          <table:table-cell table:formula="of:=1/((1-[.A29])/[.A$1]+(1-[.B29])/[.B$1]+(1-[.C29])/[.C$1]+(1-[.D29])/[.D$1]+(1-[.E29])/[.E$1]+(1-[.F29])/[.F$1]+1/[.G$1])" office:value-type="float" office:value="0.143283582089552">
            <text:p>0,1432835821</text:p>
          </table:table-cell>
          <table:table-cell table:formula="of:=3.3*([.I29]/([.I29]+[.H29]))" office:value-type="float" office:value="0.87903643241091">
            <text:p>0,8790364324</text:p>
          </table:table-cell>
          <table:table-cell table:number-columns-repeated="2"/>
          <table:table-cell table:formula="of:=1/([.B29]/[.B$1]+[.C29]/[.C$1]+[.D29]/[.D$1]+[.E29]/[.E$1]+[.F29]/[.F$1])" office:value-type="float" office:value="0.615384615384615">
            <text:p>0,6153846154</text:p>
          </table:table-cell>
          <table:table-cell table:formula="of:=1/((1-[.B29])/[.B$1]+(1-[.C29])/[.C$1]+(1-[.D29])/[.D$1]+(1-[.E29])/[.E$1]+(1-[.F29])/[.F$1]+1/[.L$1])" office:value-type="float" office:value="0.143283582089552">
            <text:p>0,1432835821</text:p>
          </table:table-cell>
          <table:table-cell table:formula="of:=3.3*([.N29]/([.N29]+[.M29]))" office:value-type="float" office:value="0.623244552058111">
            <text:p>0,6232445521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30]/[.A$1]+[.B30]/[.B$1]+[.C30]/[.C$1]+[.D30]/[.D$1]+[.E30]/[.E$1]+[.F30]/[.F$1])" office:value-type="float" office:value="0.385120350109409">
            <text:p>0,3851203501</text:p>
          </table:table-cell>
          <table:table-cell table:formula="of:=1/((1-[.A30])/[.A$1]+(1-[.B30])/[.B$1]+(1-[.C30])/[.C$1]+(1-[.D30])/[.D$1]+(1-[.E30])/[.E$1]+(1-[.F30])/[.F$1]+1/[.G$1])" office:value-type="float" office:value="0.144578313253012">
            <text:p>0,1445783133</text:p>
          </table:table-cell>
          <table:table-cell table:formula="of:=3.3*([.I30]/([.I30]+[.H30]))" office:value-type="float" office:value="0.900716703165439">
            <text:p>0,9007167032</text:p>
          </table:table-cell>
          <table:table-cell table:number-columns-repeated="2"/>
          <table:table-cell table:formula="of:=1/([.B30]/[.B$1]+[.C30]/[.C$1]+[.D30]/[.D$1]+[.E30]/[.E$1]+[.F30]/[.F$1])" office:value-type="float" office:value="0.592592592592593">
            <text:p>0,5925925926</text:p>
          </table:table-cell>
          <table:table-cell table:formula="of:=1/((1-[.B30])/[.B$1]+(1-[.C30])/[.C$1]+(1-[.D30])/[.D$1]+(1-[.E30])/[.E$1]+(1-[.F30])/[.F$1]+1/[.L$1])" office:value-type="float" office:value="0.144578313253012">
            <text:p>0,1445783133</text:p>
          </table:table-cell>
          <table:table-cell table:formula="of:=3.3*([.N30]/([.N30]+[.M30]))" office:value-type="float" office:value="0.647215496368039">
            <text:p>0,6472154964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1/([.A31]/[.A$1]+[.B31]/[.B$1]+[.C31]/[.C$1]+[.D31]/[.D$1]+[.E31]/[.E$1]+[.F31]/[.F$1])" office:value-type="float" office:value="0.376068376068376">
            <text:p>0,3760683761</text:p>
          </table:table-cell>
          <table:table-cell table:formula="of:=1/((1-[.A31])/[.A$1]+(1-[.B31])/[.B$1]+(1-[.C31])/[.C$1]+(1-[.D31])/[.D$1]+(1-[.E31])/[.E$1]+(1-[.F31])/[.F$1]+1/[.G$1])" office:value-type="float" office:value="0.145896656534954">
            <text:p>0,1458966565</text:p>
          </table:table-cell>
          <table:table-cell table:formula="of:=3.3*([.I31]/([.I31]+[.H31]))" office:value-type="float" office:value="0.922396973919968">
            <text:p>0,9223969739</text:p>
          </table:table-cell>
          <table:table-cell table:number-columns-repeated="2"/>
          <table:table-cell table:formula="of:=1/([.B31]/[.B$1]+[.C31]/[.C$1]+[.D31]/[.D$1]+[.E31]/[.E$1]+[.F31]/[.F$1])" office:value-type="float" office:value="0.571428571428571">
            <text:p>0,5714285714</text:p>
          </table:table-cell>
          <table:table-cell table:formula="of:=1/((1-[.B31])/[.B$1]+(1-[.C31])/[.C$1]+(1-[.D31])/[.D$1]+(1-[.E31])/[.E$1]+(1-[.F31])/[.F$1]+1/[.L$1])" office:value-type="float" office:value="0.145896656534954">
            <text:p>0,1458966565</text:p>
          </table:table-cell>
          <table:table-cell table:formula="of:=3.3*([.N31]/([.N31]+[.M31]))" office:value-type="float" office:value="0.671186440677966">
            <text:p>0,6711864407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32]/[.A$1]+[.B32]/[.B$1]+[.C32]/[.C$1]+[.D32]/[.D$1]+[.E32]/[.E$1]+[.F32]/[.F$1])" office:value-type="float" office:value="0.367432150313152">
            <text:p>0,3674321503</text:p>
          </table:table-cell>
          <table:table-cell table:formula="of:=1/((1-[.A32])/[.A$1]+(1-[.B32])/[.B$1]+(1-[.C32])/[.C$1]+(1-[.D32])/[.D$1]+(1-[.E32])/[.E$1]+(1-[.F32])/[.F$1]+1/[.G$1])" office:value-type="float" office:value="0.147239263803681">
            <text:p>0,1472392638</text:p>
          </table:table-cell>
          <table:table-cell table:formula="of:=3.3*([.I32]/([.I32]+[.H32]))" office:value-type="float" office:value="0.944077244674497">
            <text:p>0,9440772447</text:p>
          </table:table-cell>
          <table:table-cell table:number-columns-repeated="2"/>
          <table:table-cell table:formula="of:=1/([.B32]/[.B$1]+[.C32]/[.C$1]+[.D32]/[.D$1]+[.E32]/[.E$1]+[.F32]/[.F$1])" office:value-type="float" office:value="0.551724137931034">
            <text:p>0,5517241379</text:p>
          </table:table-cell>
          <table:table-cell table:formula="of:=1/((1-[.B32])/[.B$1]+(1-[.C32])/[.C$1]+(1-[.D32])/[.D$1]+(1-[.E32])/[.E$1]+(1-[.F32])/[.F$1]+1/[.L$1])" office:value-type="float" office:value="0.147239263803681">
            <text:p>0,1472392638</text:p>
          </table:table-cell>
          <table:table-cell table:formula="of:=3.3*([.N32]/([.N32]+[.M32]))" office:value-type="float" office:value="0.695157384987893">
            <text:p>0,695157385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1/([.A33]/[.A$1]+[.B33]/[.B$1]+[.C33]/[.C$1]+[.D33]/[.D$1]+[.E33]/[.E$1]+[.F33]/[.F$1])" office:value-type="float" office:value="0.359183673469388">
            <text:p>0,3591836735</text:p>
          </table:table-cell>
          <table:table-cell table:formula="of:=1/((1-[.A33])/[.A$1]+(1-[.B33])/[.B$1]+(1-[.C33])/[.C$1]+(1-[.D33])/[.D$1]+(1-[.E33])/[.E$1]+(1-[.F33])/[.F$1]+1/[.G$1])" office:value-type="float" office:value="0.148606811145511">
            <text:p>0,1486068111</text:p>
          </table:table-cell>
          <table:table-cell table:formula="of:=3.3*([.I33]/([.I33]+[.H33]))" office:value-type="float" office:value="0.965757515429026">
            <text:p>0,9657575154</text:p>
          </table:table-cell>
          <table:table-cell table:number-columns-repeated="2"/>
          <table:table-cell table:formula="of:=1/([.B33]/[.B$1]+[.C33]/[.C$1]+[.D33]/[.D$1]+[.E33]/[.E$1]+[.F33]/[.F$1])" office:value-type="float" office:value="0.533333333333333">
            <text:p>0,5333333333</text:p>
          </table:table-cell>
          <table:table-cell table:formula="of:=1/((1-[.B33])/[.B$1]+(1-[.C33])/[.C$1]+(1-[.D33])/[.D$1]+(1-[.E33])/[.E$1]+(1-[.F33])/[.F$1]+1/[.L$1])" office:value-type="float" office:value="0.148606811145511">
            <text:p>0,1486068111</text:p>
          </table:table-cell>
          <table:table-cell table:formula="of:=3.3*([.N33]/([.N33]+[.M33]))" office:value-type="float" office:value="0.719128329297821">
            <text:p>0,7191283293</text:p>
          </table:table-cell>
        </table:table-row>
        <table:table-row table:style-name="ro2"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([.A34]/[.A$1]+[.B34]/[.B$1]+[.C34]/[.C$1]+[.D34]/[.D$1]+[.E34]/[.E$1]+[.F34]/[.F$1])" office:value-type="float" office:value="0.351297405189621">
            <text:p>0,3512974052</text:p>
          </table:table-cell>
          <table:table-cell table:formula="of:=1/((1-[.A34])/[.A$1]+(1-[.B34])/[.B$1]+(1-[.C34])/[.C$1]+(1-[.D34])/[.D$1]+(1-[.E34])/[.E$1]+(1-[.F34])/[.F$1]+1/[.G$1])" office:value-type="float" office:value="0.15">
            <text:p>0,15</text:p>
          </table:table-cell>
          <table:table-cell table:formula="of:=3.3*([.I34]/([.I34]+[.H34]))" office:value-type="float" office:value="0.987437786183556">
            <text:p>0,9874377862</text:p>
          </table:table-cell>
          <table:table-cell table:number-columns-repeated="2"/>
          <table:table-cell table:formula="of:=1/([.B34]/[.B$1]+[.C34]/[.C$1]+[.D34]/[.D$1]+[.E34]/[.E$1]+[.F34]/[.F$1])" office:value-type="float" office:value="0.516129032258065">
            <text:p>0,5161290323</text:p>
          </table:table-cell>
          <table:table-cell table:formula="of:=1/((1-[.B34])/[.B$1]+(1-[.C34])/[.C$1]+(1-[.D34])/[.D$1]+(1-[.E34])/[.E$1]+(1-[.F34])/[.F$1]+1/[.L$1])" office:value-type="float" office:value="0.15">
            <text:p>0,15</text:p>
          </table:table-cell>
          <table:table-cell table:formula="of:=3.3*([.N34]/([.N34]+[.M34]))" office:value-type="float" office:value="0.743099273607748">
            <text:p>0,743099273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15.10.2017</text:date>, <text:time>20:48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9:50:57.47</meta:creation-date>
    <dc:date>2017-10-15T20:48:44.98</dc:date>
    <meta:editing-duration>PT26M12S</meta:editing-duration>
    <meta:editing-cycles>3</meta:editing-cycles>
    <meta:generator>OpenOffice/4.1.1$Win32 OpenOffice.org_project/411m6$Build-9775</meta:generator>
    <meta:document-statistic meta:table-count="3" meta:cell-count="440" meta:object-count="0"/>
  </office:meta>
</office:document-meta>
</file>